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hatch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none" draw:fill="hatch" draw:fill-hatch-name="Black_20_-45_20_Degrees" draw:fill-hatch-solid="false" draw:textarea-horizontal-align="center" draw:textarea-vertical-align="middle"/>
    </style:style>
    <style:style style:name="gr5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.676cm" svg:y1="4.633cm" svg:x2="6.104cm" svg:y2="5.485cm">
          <text:p/>
        </draw:line>
        <draw:line draw:style-name="gr1" draw:text-style-name="P1" draw:layer="layout" svg:x1="2.646cm" svg:y1="7.069cm" svg:x2="6.144cm" svg:y2="5.485cm">
          <text:p/>
        </draw:line>
        <draw:line draw:style-name="gr1" draw:text-style-name="P1" draw:layer="layout" svg:x1="6.064cm" svg:y1="5.425cm" svg:x2="5.395cm" svg:y2="2.626cm">
          <text:p/>
        </draw:line>
        <draw:line draw:style-name="gr1" draw:text-style-name="P1" draw:layer="layout" svg:x1="6.117cm" svg:y1="5.459cm" svg:x2="7.847cm" svg:y2="2.619cm">
          <text:p/>
        </draw:line>
        <draw:line draw:style-name="gr1" draw:text-style-name="P1" draw:layer="layout" svg:x1="6.064cm" svg:y1="5.465cm" svg:x2="9.203cm" svg:y2="6.969cm">
          <text:p/>
        </draw:line>
        <draw:line draw:style-name="gr1" draw:text-style-name="P1" draw:layer="layout" svg:x1="6.598cm" svg:y1="8.813cm" svg:x2="6.104cm" svg:y2="5.485cm">
          <text:p/>
        </draw:line>
        <draw:g>
          <draw:rect draw:style-name="gr2" draw:text-style-name="P1" draw:layer="layout" svg:width="1.216cm" svg:height="2.445cm" svg:x="1.454cm" svg:y="4.625cm">
            <text:p/>
          </draw:rect>
          <draw:rect draw:style-name="gr2" draw:text-style-name="P1" draw:layer="layout" svg:width="1.216cm" svg:height="2.445cm" svg:x="0.265cm" svg:y="4.625cm">
            <text:p/>
          </draw:rect>
        </draw:g>
        <draw:rect draw:style-name="gr2" draw:text-style-name="P1" draw:layer="layout" svg:width="1.477cm" svg:height="3.187cm" draw:transform="skewX (0.0884881930760959) rotate (-0.864985177289414) translate (9.2cm 6.968cm)">
          <text:p/>
        </draw:rect>
        <draw:rect draw:style-name="gr2" draw:text-style-name="P1" draw:layer="layout" svg:width="1.477cm" svg:height="3.186cm" draw:transform="skewX (0.0895353906272922) rotate (-0.864112512663415) translate (10.138cm 8.067cm)">
          <text:p/>
        </draw:rect>
        <draw:g>
          <draw:rect draw:style-name="gr2" draw:text-style-name="P1" draw:layer="layout" svg:width="1.216cm" svg:height="2.445cm" draw:transform="rotate (-1.57009819509499) translate (7.836cm 1.424cm)">
            <text:p/>
          </draw:rect>
          <draw:rect draw:style-name="gr2" draw:text-style-name="P1" draw:layer="layout" svg:width="1.216cm" svg:height="2.445cm" draw:transform="rotate (-1.57009819509499) translate (7.835cm 0.235cm)">
            <text:p/>
          </draw:rect>
        </draw:g>
        <draw:line draw:style-name="gr1" draw:text-style-name="P1" draw:layer="layout" svg:x1="2.656cm" svg:y1="4.623cm" svg:x2="5.402cm" svg:y2="2.639cm">
          <text:p/>
        </draw:line>
        <draw:line draw:style-name="gr1" draw:text-style-name="P1" draw:layer="layout" svg:x1="2.696cm" svg:y1="7.049cm" svg:x2="6.625cm" svg:y2="8.793cm">
          <text:p/>
        </draw:line>
        <draw:line draw:style-name="gr1" draw:text-style-name="P1" draw:layer="layout" svg:x1="7.828cm" svg:y1="2.679cm" svg:x2="9.191cm" svg:y2="6.989cm">
          <text:p/>
        </draw:line>
        <draw:rect draw:style-name="gr3" draw:text-style-name="P1" draw:layer="layout" svg:width="4.228cm" svg:height="0.3cm" draw:transform="skewX (-0.0267035375555082) rotate (-0.414341164424562) translate (2.71cm 7.073cm)">
          <text:p/>
        </draw:rect>
        <draw:rect draw:style-name="gr3" draw:text-style-name="P1" draw:layer="layout" svg:width="4.518cm" svg:height="0.302cm" draw:transform="skewX (-0.0661479786505726) rotate (-1.26675997109843) translate (8.13cm 2.512cm)">
          <text:p/>
        </draw:rect>
        <draw:rect draw:style-name="gr3" draw:text-style-name="P1" draw:layer="layout" svg:width="4.228cm" svg:height="0.3cm" draw:transform="skewX (-0.0267035375555082) rotate (-0.414341164424562) translate (2.711cm 7.073cm)">
          <text:p/>
        </draw:rect>
        <draw:rect draw:style-name="gr4" draw:text-style-name="P1" draw:layer="layout" svg:width="3.197cm" svg:height="0.365cm" draw:transform="skewX (0.0164060949687435) rotate (0.622733477111459) translate (2.556cm 4.244cm)">
          <text:p/>
        </draw:rect>
        <draw:line draw:style-name="gr5" draw:text-style-name="P1" draw:layer="layout" svg:x1="7.804cm" svg:y1="7.681cm" svg:x2="8.11cm" svg:y2="8.062cm">
          <text:p/>
        </draw:line>
        <draw:line draw:style-name="gr5" draw:text-style-name="P1" draw:layer="layout" svg:x1="2.446cm" svg:y1="5.831cm" svg:x2="2.884cm" svg:y2="5.826cm">
          <text:p/>
        </draw:line>
        <draw:line draw:style-name="gr5" draw:text-style-name="P1" draw:layer="layout" svg:x1="6.642cm" svg:y1="2.926cm" svg:x2="6.641cm" svg:y2="2.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2cm" draw:rotation="3150"/>
    <draw:hatch draw:name="Black_20_45_20_Degrees" draw:display-name="Black 45 Degrees" draw:style="single" draw:color="#000000" draw:distance="0.2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1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3:52:12.28</meta:creation-date>
    <dc:date>2018-11-16T00:48:55.19</dc:date>
    <meta:editing-duration>PT15M27S</meta:editing-duration>
    <meta:editing-cycles>7</meta:editing-cycles>
    <meta:generator>OpenOffice/4.1.3$Win32 OpenOffice.org_project/413m1$Build-9783</meta:generator>
    <dc:creator>Christophe Coulet</dc:creator>
    <meta:document-statistic meta:object-count="24"/>
  </office:meta>
</office:document-meta>
</file>